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a953" officeooo:paragraph-rsid="002806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0641" officeooo:paragraph-rsid="00280641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bf317" officeooo:paragraph-rsid="003dd690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e6b34" officeooo:paragraph-rsid="00201365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1b776" officeooo:paragraph-rsid="0021b776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1b776" officeooo:paragraph-rsid="002c744b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4d78" officeooo:paragraph-rsid="00464d78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0465c" officeooo:paragraph-rsid="0020465c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bold" officeooo:rsid="003e0e3e" officeooo:paragraph-rsid="003e0e3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16206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2890f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410d3f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21b776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2c744b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1e6b34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2c744b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21b776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21b776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25442e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2c744b" officeooo:paragraph-rsid="002c744b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2dca9b" officeooo:paragraph-rsid="002c744b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1e6b34" officeooo:paragraph-rsid="001e6b34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1f5eb8" officeooo:paragraph-rsid="001f5eb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f5eb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465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2890f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9e50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2a6882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280641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c744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1620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5192d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10d3f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a4f8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a57c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1b776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76046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c744b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2f417c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16206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39c72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cc662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dd690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ead5f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032bd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1f5eb8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80fc0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style="normal" fo:font-weight="normal" officeooo:rsid="002c744b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2eae6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bold" officeooo:rsid="002c744b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officeooo:rsid="001f5eb8"/>
    </style:style>
    <style:style style:name="T46" style:family="text">
      <style:text-properties officeooo:rsid="00201365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01365" style:font-weight-asian="bold" style:font-weight-complex="bold"/>
    </style:style>
    <style:style style:name="T49" style:family="text">
      <style:text-properties fo:font-weight="bold" officeooo:rsid="001f5eb8" style:font-weight-asian="bold" style:font-weight-complex="bold"/>
    </style:style>
    <style:style style:name="T50" style:family="text">
      <style:text-properties fo:font-weight="bold" officeooo:rsid="0021b776" style:font-weight-asian="bold" style:font-weight-complex="bold"/>
    </style:style>
    <style:style style:name="T51" style:family="text">
      <style:text-properties fo:font-weight="bold" officeooo:rsid="0022890f" style:font-weight-asian="bold" style:font-weight-complex="bold"/>
    </style:style>
    <style:style style:name="T52" style:family="text">
      <style:text-properties officeooo:rsid="0020465c"/>
    </style:style>
    <style:style style:name="T53" style:family="text">
      <style:text-properties officeooo:rsid="0021b776"/>
    </style:style>
    <style:style style:name="T54" style:family="text">
      <style:text-properties officeooo:rsid="0022890f"/>
    </style:style>
    <style:style style:name="T55" style:family="text">
      <style:text-properties officeooo:rsid="00280641"/>
    </style:style>
    <style:style style:name="T56" style:family="text">
      <style:text-properties officeooo:rsid="002c744b"/>
    </style:style>
    <style:style style:name="T57" style:family="text">
      <style:text-properties officeooo:rsid="002fcd6e"/>
    </style:style>
    <style:style style:name="T58" style:family="text">
      <style:text-properties officeooo:rsid="003185d7"/>
    </style:style>
    <style:style style:name="T59" style:family="text">
      <style:text-properties officeooo:rsid="0045192d"/>
    </style:style>
    <style:style style:name="T60" style:family="text">
      <style:text-properties officeooo:rsid="00464d78"/>
    </style:style>
    <style:style style:name="T61" style:family="text">
      <style:text-properties officeooo:rsid="004825d0"/>
    </style:style>
    <style:style style:name="T62" style:family="text">
      <style:text-properties officeooo:rsid="004a4f87"/>
    </style:style>
    <style:style style:name="T63" style:family="text">
      <style:text-properties officeooo:rsid="004ae5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8">5</text:span><text:span text:style-name="T39">0</text:span><text:span text:style-name="T38">2</text:span><text:span text:style-name="T27"> - </text:span><text:span text:style-name="T22">A/G</text:span><text:span text:style-name="T23"> - </text:span><text:span text:style-name="T28">TPOD, </text:span><text:span text:style-name="T34">GBU-10/12/16 </text:span><text:span text:style-name="T33">Paveway II </text:span><text:span text:style-name="T31">LGBs</text:span></text:p>
      <text:p text:style-name="P5"/>
      <text:p text:style-name="P1"><text:span text:style-name="T47">Master Arm</text:span> ... <text:span text:style-name="T47">ON</text:span></text:p>
      <text:p text:style-name="P1"><text:span text:style-name="T47">Master Mode</text:span> ... <text:span text:style-name="T47">A/G</text:span></text:p>
      <text:p text:style-name="P2"/>
      <text:p text:style-name="P7">TPOD use</text:p>
      <text:list xml:id="list2986205092" text:style-name="L1">
        <text:list-item>
          <text:p text:style-name="P24"><text:span text:style-name="T18">These steps</text:span><text:span text:style-name="T19"> are for the LANTIRN, but </text:span><text:span text:style-name="T18">are basically the same</text:span><text:span text:style-name="T20"> for</text:span><text:span text:style-name="T19"> the</text:span><text:span text:style-name="T18"> ATFLIR</text:span><text:span text:style-name="T19"> as well</text:span><text:span text:style-name="T18">.</text:span></text:p>
        </text:list-item>
        <text:list-item>
          <text:p text:style-name="P11">Set SOI to <text:span text:style-name="T47">FLIR</text:span> MFD (<text:span text:style-name="T47">Dish </text:span><text:span text:style-name="T50">H</text:span><text:span text:style-name="T47">at</text:span> toward MFD once).<text:span text:style-name="T60"> <text:s/>Special notes about tracking modes:</text:span></text:p>
        </text:list-item>
      </text:list>
      <text:list xml:id="list4199429978" text:style-name="L2">
        <text:list-item>
          <text:list>
            <text:list-item>
              <text:p text:style-name="P12">If you press <text:span text:style-name="T47">Dish </text:span><text:span text:style-name="T50">H</text:span><text:span text:style-name="T47">at</text:span> toward <text:span text:style-name="T60">the </text:span>MFD when it's already SOI, it will cycle between <text:span text:style-name="T50">G</text:span><text:span text:style-name="T47">round-stabilized</text:span>, <text:span text:style-name="T50">A</text:span><text:span text:style-name="T47">rea track</text:span>, and <text:span text:style-name="T50">P</text:span><text:span text:style-name="T47">oint track</text:span> <text:span text:style-name="T53">modes.</text:span></text:p>
            </text:list-item>
            <text:list-item>
              <text:p text:style-name="P12">Mode is shown in upper left corner of MFD. <text:span text:style-name="T47"><text:s/>OPR</text:span> only is ground-stabilized, <text:span text:style-name="T47">OPR / ATRK</text:span> is Area Track, <text:span text:style-name="T47">OPR / PTRK</text:span> is Point Track <text:span text:style-name="T54">(used for moving targets)</text:span>. <text:s/><text:span text:style-name="T57">If you are in a ATRK or PTRK, the diamond target marker shown in the HUD or HMD will be solid, otherwise it will be dashed.</text:span></text:p>
            </text:list-item>
            <text:list-item>
              <text:p text:style-name="P12">Track is not necessary for designating target.</text:p>
            </text:list-item>
            <text:list-item>
              <text:p text:style-name="P12">If in <text:span text:style-name="T47">ATRK</text:span> or <text:span text:style-name="T47">PTRK</text:span> mode, <text:span text:style-name="T47">you cannot slew the crosshairs</text:span>.</text:p>
            </text:list-item>
            <text:list-item>
              <text:p text:style-name="P15">If you get stuck in a mode, reset by pressing <text:span text:style-name="T47">Flip-down Trigger</text:span> until it undesignates and slaves to Velocity Vector (<text:span text:style-name="T47">VVSLAV</text:span>). <text:s/><text:span text:style-name="T54">If you get really stuck, set </text:span><text:span text:style-name="T51">FLIR</text:span><text:span text:style-name="T54"> switch to </text:span><text:span text:style-name="T51">STBY</text:span><text:span text:style-name="T54"> and then back </text:span><text:span text:style-name="T51">ON</text:span><text:span text:style-name="T54">.</text:span></text:p>
            </text:list-item>
          </text:list>
        </text:list-item>
      </text:list>
      <text:list xml:id="list124521662815536" text:continue-list="list2986205092" text:style-name="L1">
        <text:list-item>
          <text:p text:style-name="P11">On <text:span text:style-name="T47">FLIR</text:span> page, press <text:span text:style-name="T47">VVSLAV</text:span> <text:span text:style-name="T54">button </text:span>or double-press <text:span text:style-name="T53">F</text:span>lip-down <text:span text:style-name="T53">T</text:span>rigger to slave pod to Velocity Vector.</text:p>
        </text:list-item>
        <text:list-item>
          <text:p text:style-name="P20"><text:span text:style-name="T2">Press </text:span><text:span text:style-name="T24">TDC </text:span><text:span text:style-name="T32">press</text:span><text:span text:style-name="T2"> to </text:span><text:span text:style-name="T5">G</text:span><text:span text:style-name="T2">round-stabilize the pod. <text:s/>Can be done even if VV is above the horizon.</text:span></text:p>
        </text:list-item>
        <text:list-item>
          <text:p text:style-name="P11">Once <text:span text:style-name="T53">G</text:span>round-stabilized, use <text:span text:style-name="T47">TDC slew</text:span> to move crosshairs.</text:p>
        </text:list-item>
        <text:list-item>
          <text:p text:style-name="P11">Crosshairs should have a diamond in the middle that disappears while slewing, and reappears when stopped.</text:p>
        </text:list-item>
        <text:list-item>
          <text:p text:style-name="P21"><text:span text:style-name="T2">Press </text:span><text:span text:style-name="T24">Pinky </text:span><text:span text:style-name="T25">B</text:span><text:span text:style-name="T24">utton</text:span><text:span text:style-name="T2"> </text:span><text:span text:style-name="T5">or </text:span><text:span text:style-name="T26">WIDE</text:span><text:span text:style-name="T24">/</text:span><text:span text:style-name="T26">NAR</text:span><text:span text:style-name="T5"> </text:span><text:span text:style-name="T15">OSB </text:span><text:span text:style-name="T2">to toggle </text:span><text:span text:style-name="T5">wide/narrow </text:span><text:span text:style-name="T2">view.</text:span></text:p>
        </text:list-item>
        <text:list-item>
          <text:p text:style-name="P22"><text:span text:style-name="T24">Middle-finger </text:span><text:span text:style-name="T26">H</text:span><text:span text:style-name="T24">at up/down</text:span><text:span text:style-name="T2"> to zoom out/in </text:span><text:span text:style-name="T6">(addit</text:span><text:span text:style-name="T15">i</text:span><text:span text:style-name="T6">onal zoom to wide/narrow)</text:span><text:span text:style-name="T2">.</text:span></text:p>
        </text:list-item>
        <text:list-item>
          <text:p text:style-name="P23"><text:span text:style-name="T26">L</text:span><text:span text:style-name="T25">ong-press Pinky Button</text:span><text:span text:style-name="T6"> </text:span><text:span text:style-name="T5">(or press MFD button) </text:span><text:span text:style-name="T6">to toggle </text:span><text:span text:style-name="T26">CCD</text:span><text:span text:style-name="T25">/FLIR</text:span><text:span text:style-name="T6"> </text:span><text:span text:style-name="T5">mode.</text:span></text:p>
        </text:list-item>
      </text:list>
      <text:list xml:id="list482586985" text:style-name="L3">
        <text:list-item>
          <text:list>
            <text:list-item>
              <text:p text:style-name="P25"><text:span text:style-name="T5">In </text:span><text:span text:style-name="T26">FLIR</text:span><text:span text:style-name="T5"> mode, press MFD </text:span><text:span text:style-name="T26">BLK</text:span><text:span text:style-name="T5"> or </text:span><text:span text:style-name="T26">WHT</text:span><text:span text:style-name="T5"> button to toggle black-hot/white-hot, press </text:span><text:span text:style-name="T26">ALG</text:span><text:span text:style-name="T5"> button to toggle automatic or manual gain </text:span><text:span text:style-name="T7">control </text:span><text:span text:style-name="T5">(ALG boxed is automatic gain). <text:s/>In manual gain, buttons on left side of MFD can be used to set gain and contrast.</text:span></text:p>
            </text:list-item>
          </text:list>
        </text:list-item>
      </text:list>
      <text:list xml:id="list124521107279934" text:continue-list="list124521662815536" text:style-name="L1">
        <text:list-item>
          <text:p text:style-name="P11">Crosshairs move more slowly when zoomed in; to slew quickly, zoom out and/or set wide view.</text:p>
        </text:list-item>
        <text:list-item>
          <text:p text:style-name="P17">Max visibility range is <text:span text:style-name="T63">40</text:span> nmi due to graphics rendering distance. <text:s/><text:span text:style-name="T61">Max laser range is 8 nmi</text:span><text:span text:style-name="T63">.</text:span></text:p>
        </text:list-item>
      </text:list>
      <text:p text:style-name="P8">Using HMD <text:span text:style-name="T56">or visual designation </text:span><text:span text:style-name="T58">with TPOD</text:span></text:p>
      <text:list xml:id="list1619557389" text:style-name="L4">
        <text:list-item>
          <text:list>
            <text:list-item>
              <text:p text:style-name="P32"><text:span text:style-name="T13">I</text:span><text:span text:style-name="T1">f you have a target designated, designation point will show as a </text:span><text:span text:style-name="T21">dotted diamond</text:span><text:span text:style-name="T1"> in HMD.</text:span></text:p>
            </text:list-item>
            <text:list-item>
              <text:p text:style-name="P32"><text:span text:style-name="T1">You can slew the designation either visually by setting SOI to HUD/HMD (</text:span><text:span text:style-name="T21">Dish Hat up</text:span><text:span text:style-name="T1">), or with the SOI on the TPOD MFD as usual.</text:span></text:p>
            </text:list-item>
            <text:list-item>
              <text:p text:style-name="P26"><text:span text:style-name="T14">If you have no target designated yet, pressing </text:span><text:span text:style-name="T30">Dish Hat up</text:span><text:span text:style-name="T14"> will put </text:span><text:span text:style-name="T13">SOI in HUD/</text:span><text:span text:style-name="T14">HMD and s</text:span><text:span text:style-name="T13">hows "</text:span><text:span text:style-name="T29">Ball and Chain</text:span><text:span text:style-name="T13">" symbology.</text:span></text:p>
            </text:list-item>
            <text:list-item>
              <text:p text:style-name="P33"><text:span text:style-name="T43">Put Ball and Chain pipper on target, or look at target with HMD, and pre</text:span><text:span text:style-name="T42">ss </text:span><text:span text:style-name="T44">TDC press</text:span><text:span text:style-name="T42"> to </text:span><text:span text:style-name="T43">designate. <text:s/>T</text:span><text:span text:style-name="T42">hen adjust target diamond with </text:span><text:span text:style-name="T44">TDC slew</text:span><text:span text:style-name="T42"> if needed.</text:span></text:p>
            </text:list-item>
            <text:list-item>
              <text:p text:style-name="P26"><text:span text:style-name="T44">IMPORTANT</text:span><text:span text:style-name="T42">: Press </text:span><text:span text:style-name="T44">Dish Hat right</text:span><text:span text:style-name="T42"> to put SOI back to </text:span><text:span text:style-name="T44">TPOD</text:span><text:span text:style-name="T42"> MFD. <text:s/>If you leave SOI in the HUD/HMD, slewing will be way too fast on the TPOD MFD.</text:span></text:p>
            </text:list-item>
          </text:list>
        </text:list-item>
      </text:list>
      <text:p text:style-name="P4"/>
      <text:p text:style-name="P9"><text:span text:style-name="T33">GBU-1</text:span><text:span text:style-name="T35">0/12/16</text:span><text:span text:style-name="T33"> Paveway II </text:span><text:span text:style-name="T23">L</text:span><text:span text:style-name="T21">GBs with TPOD</text:span><text:span text:style-name="T33"> </text:span><text:span text:style-name="T36">(for GBU-24</text:span><text:span text:style-name="T37"> Paveway III</text:span><text:span text:style-name="T36">, see other page)</text:span></text:p>
      <text:list xml:id="list2562071448" text:style-name="L5">
        <text:list-item>
          <text:p text:style-name="P34"><text:span text:style-name="T4">Go to </text:span><text:span text:style-name="T21">STORES</text:span><text:span text:style-name="T1"> page (left MFD):</text:span></text:p>
          <text:list>
            <text:list-item>
              <text:p text:style-name="P35"><text:span text:style-name="T1">Select </text:span><text:span text:style-name="T4">bombs (82LG for GBU-12, </text:span><text:span text:style-name="T16">83LG for GBU-16, 84LG for GBU-10</text:span><text:span text:style-name="T4">)</text:span><text:span text:style-name="T1">.</text:span></text:p>
            </text:list-item>
            <text:list-item>
              <text:p text:style-name="P34"><text:span text:style-name="T21">MODE</text:span><text:span text:style-name="T1"> </text:span><text:span text:style-name="T4">button </text:span><text:span text:style-name="T1">... </text:span><text:span text:style-name="T21">AUTO</text:span><text:span text:style-name="T1"> (CCRP) </text:span><text:span text:style-name="T3">(default)</text:span></text:p>
            </text:list-item>
            <text:list-item>
              <text:p text:style-name="P27"><text:span text:style-name="T40">E</text:span><text:span text:style-name="T24">FUZ</text:span><text:span text:style-name="T2"> </text:span><text:span text:style-name="T4">button</text:span><text:span text:style-name="T2"> ... </text:span><text:span text:style-name="T41">As desired</text:span></text:p>
            </text:list-item>
            <text:list-item>
              <text:p text:style-name="P13"><text:span text:style-name="T53">Set l</text:span>aser code on bombs ... Press <text:span text:style-name="T47">CODE</text:span> button <text:span text:style-name="T45">on MFD, press </text:span><text:span text:style-name="T49">CODE</text:span><text:span text:style-name="T45"> button on UFC</text:span>, enter code on UFC, <text:span text:style-name="T55">press ENT.</text:span></text:p>
            </text:list-item>
            <text:list-item>
              <text:p text:style-name="P27"><text:span text:style-name="T2">Press </text:span><text:span text:style-name="T24">STEP</text:span><text:span text:style-name="T2"> </text:span><text:span text:style-name="T4">button </text:span><text:span text:style-name="T2">to go through the pylons and set all codes.</text:span></text:p>
            </text:list-item>
          </text:list>
        </text:list-item>
        <text:list-item>
          <text:p text:style-name="P13"><text:span text:style-name="T47">LTD/R</text:span> <text:span text:style-name="T52">switch</text:span> ... <text:span text:style-name="T47">ARM</text:span> <text:span text:style-name="T53">(on right hand console) </text:span>(<text:span text:style-name="T53">or </text:span><text:span text:style-name="T47">thr</text:span><text:span text:style-name="T50">ottle</text:span><text:span text:style-name="T47"> T4 switch</text:span>)</text:p>
        </text:list-item>
        <text:list-item>
          <text:p text:style-name="P13"><text:span text:style-name="T59">On </text:span><text:span text:style-name="T47">FLIR</text:span> page (right MFD)<text:span text:style-name="T59">, set </text:span><text:span text:style-name="T52">l</text:span>aser code on TPOD:</text:p>
          <text:list>
            <text:list-item>
              <text:p text:style-name="P14">Press <text:span text:style-name="T49">UFC</text:span><text:span text:style-name="T45"> button </text:span>on right of MFD <text:span text:style-name="T45">(near </text:span><text:span text:style-name="T49">CODE/1688</text:span><text:span text:style-name="T45">) </text:span>(laser must be in <text:span text:style-name="T47">ARM</text:span> for this to show).</text:p>
            </text:list-item>
            <text:list-item>
              <text:p text:style-name="P14"><text:span text:style-name="T46">Press </text:span><text:span text:style-name="T48">LTDC</text:span><text:span text:style-name="T46"> on UFC </text:span><text:span text:style-name="T55">itself</text:span><text:span text:style-name="T46"> (must be in </text:span><text:span text:style-name="T48">A/G Master Mode</text:span><text:span text:style-name="T46"> for this to show).</text:span></text:p>
            </text:list-item>
            <text:list-item>
              <text:p text:style-name="P28"><text:span text:style-name="T6">E</text:span><text:span text:style-name="T2">nter code on UFC </text:span><text:span text:style-name="T12">keypad</text:span><text:span text:style-name="T2">, </text:span><text:span text:style-name="T12">press ENT.</text:span></text:p>
            </text:list-item>
            <text:list-item>
              <text:p text:style-name="P16">(LST and LSTC are for the Laser Spot Tracker; it can have same or different code, doesn't matter)</text:p>
            </text:list-item>
          </text:list>
        </text:list-item>
        <text:list-item>
          <text:p text:style-name="P13">Designate target with TPOD (see steps above).</text:p>
        </text:list-item>
        <text:list-item>
          <text:p text:style-name="P14">Fly toward bomb fall line.</text:p>
        </text:list-item>
        <text:list-item>
          <text:p text:style-name="P14"><text:span text:style-name="T46">When bomb fall line is in the HUD, </text:span>HUD will <text:span text:style-name="T46">show </text:span><text:span text:style-name="T48">xx REL</text:span> count down to drop time.</text:p>
        </text:list-item>
        <text:list-item>
          <text:p text:style-name="P14"><text:span text:style-name="T46">A few seconds before release, </text:span><text:span text:style-name="T48">h</text:span><text:span text:style-name="T47">old pickle</text:span> until bomb drops.</text:p>
        </text:list-item>
        <text:list-item>
          <text:p text:style-name="P29"><text:span text:style-name="T2">HUD will show </text:span><text:span text:style-name="T25">xx LASER</text:span><text:span text:style-name="T6"> </text:span><text:span text:style-name="T2">countdown to laser firing; laser will fire automatically.</text:span></text:p>
        </text:list-item>
      </text:list>
      <text:list xml:id="list3390954814" text:style-name="L6">
        <text:list-item>
          <text:list>
            <text:list-item>
              <text:p text:style-name="P30"><text:span text:style-name="T2">To fire </text:span><text:span text:style-name="T5">laser </text:span><text:span text:style-name="T2">manually</text:span><text:span text:style-name="T17"> instead</text:span><text:span text:style-name="T2">, press </text:span><text:span text:style-name="T24">TRIG</text:span><text:span text:style-name="T2"> button on </text:span><text:span text:style-name="T24">FLIR</text:span><text:span text:style-name="T2"> MFD, then fire laser with joystick trigger. <text:s/></text:span><text:span text:style-name="T5">Bomb will immediately turn directly toward laser </text:span><text:span text:style-name="T10">and trajectory </text:span><text:span text:style-name="T11">will</text:span><text:span text:style-name="T10"> be affected</text:span><text:span text:style-name="T5">, so use with care. <text:s/></text:span><text:span text:style-name="T16">Lasing normally starts about 10 seconds before impact.</text:span></text:p>
            </text:list-item>
          </text:list>
        </text:list-item>
      </text:list>
      <text:list xml:id="list124522056914079" text:continue-list="list2562071448" text:style-name="L5">
        <text:list-item>
          <text:p text:style-name="P18">When laser is firing, HUD will show <text:span text:style-name="T47">xx TTI</text:span> countdown to Time To Impact.</text:p>
        </text:list-item>
        <text:list-item>
          <text:p text:style-name="P13">You can adjust the crosshairs on TPOD as needed before bomb impacts.</text:p>
        </text:list-item>
        <text:list-item>
          <text:p text:style-name="P19">Before setting up next bomb run, re-arm laser if needed.</text:p>
        </text:list-item>
      </text:list>
      <text:p text:style-name="P3"/>
      <text:p text:style-name="P6">Valid laser codes:</text:p>
      <text:list xml:id="list1032671986" text:style-name="L7">
        <text:list-item>
          <text:p text:style-name="P31"><text:span text:style-name="T8">Format is ABCC, A=1, B=1-7 (or 1-6 in DCS??), C=1-8, never</text:span><text:span text:style-name="T9"> 0 or 9. <text:s/></text:span><text:span text:style-name="T8">Range should be 1111 to 1788 but may be 1111 to 1688 in the game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18T12:45:20.791000000</dc:date>
    <meta:editing-duration>P1DT9H17M38S</meta:editing-duration>
    <meta:editing-cycles>5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846" meta:character-count="4471" meta:non-whitespace-character-count="3707"/>
  </office:meta>
</office:document-meta>
</file>